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ndale Mono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41cm"/>
      <style:paragraph-properties style:writing-mode="lr-tb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  <style:paragraph-properties style:writing-mode="lr-tb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09cm"/>
      <style:paragraph-properties style:writing-mode="lr-tb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7.361cm" svg:x="3.605cm" svg:y="17.7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link layer frame format</text:span><text:span text:style-name="T3"><text:line-break/></text:span><text:span text:style-name="T4">draft 4.0</text:span><text:span text:style-name="T4"><text:tab/></text:span><text:span text:style-name="T4"><text:tab/></text:span><text:span text:style-name="T4">2020/11/26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4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6.2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6.2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6.2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6.2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6.2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6.2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NetId: Net</text:span><text:span text:style-name="T9">work </text:span><text:span text:style-name="T8">Id</text:span><text:span text:style-name="T9">entifier. <text:s/>Exists if Fctl’s 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; entire frame must not exceed 255 octets).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8" draw:layer="layout" svg:width="1.397cm" svg:height="1.27cm" svg:x="16.621cm" svg:y="3.545cm">
          <text:p text:style-name="P5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418cm" svg:height="1.27cm" svg:x="5.191cm" svg:y="3.545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0.165cm" svg:y="3.545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3.467cm" svg:y="3.545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8.133cm" svg:y="3.545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6.609cm" svg:y="3.545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1.435cm" svg:y="3.545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3.667cm" svg:y="3.545cm">
          <text:p text:style-name="P5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82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059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0vv</text:span><text:span text:style-name="T12"><text:tab/></text:span><text:span text:style-name="T12"><text:tab/></text:span><text:span text:style-name="T12">HeyMac TDMA, major (vv)ersion</text:span></text:p>
            <text:p><text:span text:style-name="T12">1110 01vv</text:span><text:span text:style-name="T12"><text:tab/></text:span><text:span text:style-name="T12"><text:tab/></text:span><text:span text:style-name="T12">HeyMac CSMA, major (vv)ersion</text:span></text:p>
            <text:p><text:span text:style-name="T12">1110 1xxx</text:span><text:span text:style-name="T12"><text:tab/></text:span><text:span text:style-name="T12"><text:tab/></text:span><text:span text:style-name="T12">HeyMac (RFU)</text:span></text:p>
          </draw:text-box>
        </draw:frame>
        <draw:custom-shape draw:style-name="gr8" draw:text-style-name="P8" draw:layer="layout" svg:width="1.397cm" svg:height="1.27cm" svg:x="15.224cm" svg:y="3.545cm">
          <text:p text:style-name="P5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18.018cm" svg:y="3.54cm">
          <text:p text:style-name="P5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6.2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6.2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2.54cm" svg:height="1.039cm" svg:x="16.621cm" svg:y="5.191cm">
          <draw:text-box>
            <text:p><text:span text:style-name="T13">Sign then encryp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ndale Mono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0-22T16:58:12.828826000</meta:creation-date>
    <dc:date>2020-11-26T13:49:19.887199000</dc:date>
    <meta:editing-duration>P8DT12H34M5S</meta:editing-duration>
    <meta:editing-cycles>49</meta:editing-cycles>
    <meta:generator>LibreOffice/6.4.2.2$MacOSX_X86_64 LibreOffice_project/4e471d8c02c9c90f512f7f9ead8875b57fcb1ec3</meta:generator>
    <meta:print-date>2018-10-10T16:09:36.431000000</meta:print-date>
    <meta:document-statistic meta:object-count="29"/>
  </office:meta>
</office:document-meta>
</file>